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5" style:family="paragraph" style:parent-style-name="Text_20_body">
      <style:text-properties fo:language="pt" fo:country="PT" style:text-underline-style="none"/>
    </style:style>
    <style:style style:name="P6" style:family="paragraph" style:parent-style-name="Footnote">
      <style:text-properties fo:language="pt" fo:country="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style>
    <style:style style:name="P10" style:family="paragraph" style:parent-style-name="Text_20_body">
      <style:text-properties fo:language="pt" fo:country="PT"/>
    </style:style>
    <style:style style:name="P11" style:family="paragraph" style:parent-style-name="Text_20_body" style:list-style-name="L1">
      <style:text-properties fo:language="pt" fo:country="PT" style:font-size-asian="10.5pt"/>
    </style:style>
    <style:style style:name="P12" style:family="paragraph" style:parent-style-name="Text_20_body">
      <style:text-properties fo:language="pt" fo:country="PT" fo:font-style="normal" style:font-size-asian="10.5pt" style:font-style-asian="normal" style:font-style-complex="normal"/>
    </style:style>
    <style:style style:name="P13"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14" style:family="paragraph" style:parent-style-name="Text_20_body" style:list-style-name="L2">
      <style:text-properties fo:language="pt" fo:country="PT"/>
    </style:style>
    <style:style style:name="P15" style:family="paragraph" style:parent-style-name="Text_20_body" style:list-style-name="L3">
      <style:text-properties fo:language="pt" fo:country="PT"/>
    </style:style>
    <style:style style:name="P16" style:family="paragraph" style:parent-style-name="Text_20_body" style:list-style-name="L4">
      <style:text-properties fo:language="pt" fo:country="PT"/>
    </style:style>
    <style:style style:name="P17" style:family="paragraph" style:parent-style-name="Text_20_body" style:list-style-name="L4"/>
    <style:style style:name="P18" style:family="paragraph" style:parent-style-name="Heading_20_2">
      <style:text-properties fo:language="pt" fo:country="PT" style:font-size-asian="10.5pt"/>
    </style:style>
    <style:style style:name="P19" style:family="paragraph" style:parent-style-name="Heading_20_1">
      <style:text-properties fo:language="pt" fo:country="PT"/>
    </style:style>
    <style:style style:name="P20" style:family="paragraph" style:parent-style-name="Heading_20_3">
      <style:text-properties fo:language="pt" fo:country="PT"/>
    </style:style>
    <style:style style:name="P21" style:family="paragraph" style:parent-style-name="Heading_20_4">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style:style style:name="T4" style:family="text">
      <style:text-properties fo:language="pt" fo:country="PT"/>
    </style:style>
    <style:style style:name="T5" style:family="text">
      <style:text-properties fo:language="pt" fo:country="PT" fo:font-style="normal" style:font-size-asian="10.5pt" style:font-style-asian="normal" style:font-style-complex="normal"/>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8" style:family="text">
      <style:text-properties fo:color="#000000"/>
    </style:style>
    <style:style style:name="T9"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3f7f5f"/>
    </style:style>
    <style:style style:name="T12" style:family="text">
      <style:text-properties fo:color="#2a00ff"/>
    </style:style>
    <style:style style:name="T13" style:family="text">
      <style:text-properties fo:color="#1a1a1a" style:font-name="Monospace" fo:font-size="10pt" fo:font-style="normal" style:text-underline-style="none" style:font-name-asian="Monospace" style:font-size-asian="10pt" style:font-style-asian="normal" style:font-name-complex="Monospace"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18"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18"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18"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892030065" text:style-name="L1">
        <text:list-item>
          <text:p text:style-name="P11">uma especificação formal, concisa e independente de um sistema da estrutura da AST;</text:p>
        </text:list-item>
        <text:list-item>
          <text:p text:style-name="P11">as ações têm um contexto implícito graças à sua localização na gramática;</text:p>
        </text:list-item>
        <text:list-item>
          <text:p text:style-name="P11">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20"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3"/>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5">Para o SNT statement, apenas ilustraremos a ação criada para um statement em específico visto que os restantes são semelhantes. </text:p>
      <text:p text:style-name="P5">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5"><text:tab/>statement [Grafo g_in, TreeSet&lt;Integer&gt; nrs_ultima_instrucao_in, String label_in] returns [Grafo g_out, TreeSet&lt;Integer&gt; nrs_ultima_instrucao_out, String label_out]</text:p>
      <text:p text:style-name="P5"><text:tab/>@init {</text:p>
      <text:p text:style-name="P5"><text:tab/><text:tab/>Grafo g = $statement.g_in;</text:p>
      <text:p text:style-name="P5"><text:soft-page-break/><text:tab/>}</text:p>
      <text:p text:style-name="P5"><text:tab/><text:tab/>:<text:tab/>atribuicao[g, $statement.label_in] </text:p>
      <text:p text:style-name="P5"><text:tab/><text:tab/><text:tab/>{</text:p>
      <text:p text:style-name="P5"><text:tab/><text:tab/><text:tab/><text:tab/>g = $atribuicao.g_out;</text:p>
      <text:p text:style-name="P5"/>
      <text:p text:style-name="P5"><text:tab/><text:tab/><text:tab/><text:tab/>// verifica se existem instrucoes anteriormente executadas e conecta essas instrucoes à nova instrucao</text:p>
      <text:p text:style-name="P5"><text:tab/><text:tab/><text:tab/><text:tab/>g.checkAndPutCaminho($statement.nrs_ultima_instrucao_in, new ParNrInstrucaoLabel($atribuicao.nrs_ultima_instrucao_out.first(), $statement.label_in));</text:p>
      <text:p text:style-name="P5"><text:tab/><text:tab/><text:tab/></text:p>
      <text:p text:style-name="P5"><text:tab/><text:tab/><text:tab/><text:tab/>$statement.g_out = g;</text:p>
      <text:p text:style-name="P5"><text:tab/><text:tab/><text:tab/><text:tab/>$statement.nrs_ultima_instrucao_out = $atribuicao.nrs_ultima_instrucao_out;</text:p>
      <text:p text:style-name="P5"><text:tab/><text:tab/><text:tab/><text:tab/>$statement.label_out = $atribuicao.label_out;</text:p>
      <text:p text:style-name="P5"><text:tab/><text:tab/><text:tab/>}</text:p>
      <text:p text:style-name="P5"><text:tab/><text:tab/>| …</text:p>
      <text:p text:style-name="P5"><text:tab/><text:tab/>;</text:p>
      <text:p text:style-name="P5">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5"/>
      <text:p text:style-name="P5">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5"><text:tab/>atribuicao [Grafo g_in, String label_in] returns [Grafo g_out, TreeSet&lt;Integer&gt; nrs_ultima_instrucao_out, String label_out]</text:p>
      <text:p text:style-name="P5"><text:tab/>@init {</text:p>
      <text:p text:style-name="P5"><text:tab/><text:tab/>Grafo g = $atribuicao.g_in;</text:p>
      <text:p text:style-name="P5"><text:tab/>}</text:p>
      <text:p text:style-name="P5"><text:tab/><text:tab/>:<text:tab/> ^('=' ID expr)</text:p>
      <text:p text:style-name="P5"><text:tab/><text:tab/>{</text:p>
      <text:p text:style-name="P5"><text:tab/><text:tab/><text:tab/>TreeSet&lt;Integer&gt; nrs = new TreeSet&lt;Integer&gt;();</text:p>
      <text:p text:style-name="P5"><text:tab/><text:tab/><text:tab/>// cria nodo no grafo e guarda o nr da instrucao</text:p>
      <text:p text:style-name="P5"><text:tab/><text:tab/><text:tab/>nrs.add(g.putNodo(new Instrucao($ID.text + " = " + $expr.instrucao, null, null)));</text:p>
      <text:p text:style-name="P5"><text:soft-page-break/><text:tab/><text:tab/></text:p>
      <text:p text:style-name="P5"><text:tab/><text:tab/><text:tab/>$atribuicao.nrs_ultima_instrucao_out = nrs;</text:p>
      <text:p text:style-name="P5"><text:tab/><text:tab/><text:tab/>$atribuicao.g_out = g;</text:p>
      <text:p text:style-name="P5"><text:tab/><text:tab/><text:tab/>$atribuicao.label_out = "";</text:p>
      <text:p text:style-name="P5"><text:tab/><text:tab/>}</text:p>
      <text:p text:style-name="P5"><text:tab/><text:tab/>;</text:p>
      <text:p text:style-name="P5"/>
      <text:p text:style-name="P5">Da mesma forma que os casos do ifs e whiles diferiam dos outros, também a este nível diferem. As produções para ambos são um pouco mais elaboradas que as restantes.</text:p>
      <text:p text:style-name="P5">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5"><text:tab/>ifs</text:p>
      <text:p text:style-name="P5"><text:tab/><text:tab/>: ^(IF expr a=bloco (b=bloco)?)</text:p>
      <text:p text:style-name="P5"><text:tab/><text:tab/>;</text:p>
      <text:p text:style-name="P5">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5"><text:tab/>ifs [Grafo g_in, TreeSet&lt;Integer&gt; nrs_ultima_instrucao_in, String label_in] returns [Grafo g_out, TreeSet&lt;Integer&gt; nrs_ultima_instrucao_out, String label_out]</text:p>
      <text:p text:style-name="P5"><text:tab/>@init {</text:p>
      <text:p text:style-name="P5"><text:tab/><text:tab/>Grafo g = $ifs.g_in;</text:p>
      <text:p text:style-name="P5"><text:tab/><text:tab/>int nr_ult_inst_exp = -1;</text:p>
      <text:p text:style-name="P5"><text:tab/><text:tab/>TreeSet&lt;Integer&gt; nrs_exp = new TreeSet&lt;Integer&gt;();</text:p>
      <text:p text:style-name="P5"><text:tab/><text:tab/>TreeSet&lt;Integer&gt; nrs_out = new TreeSet&lt;Integer&gt;();</text:p>
      <text:p text:style-name="P5"><text:tab/>}</text:p>
      <text:p text:style-name="P5"><text:tab/><text:tab/>:<text:tab/>^(IF expr </text:p>
      <text:p text:style-name="P5"><text:tab/><text:tab/><text:tab/><text:tab/>{</text:p>
      <text:p text:style-name="P5"><text:tab/><text:tab/><text:tab/><text:tab/><text:tab/>// cria nodo no grafo e guarda o nr da instrucao</text:p>
      <text:p text:style-name="P5"><text:tab/><text:tab/><text:tab/><text:tab/><text:tab/>nr_ult_inst_exp = g.putNodo(new Instrucao($IF.text + "(" + $expr.instrucao + ")", null, null));</text:p>
      <text:p text:style-name="P5"><text:tab/><text:tab/><text:tab/><text:tab/></text:p>
      <text:p text:style-name="P5"><text:tab/><text:tab/><text:tab/><text:tab/><text:tab/>// verifica se existem instrucoes anteriormente executadas e conecta essas instrucoes à nova instrucao (expressao)</text:p>
      <text:p text:style-name="P5"><text:soft-page-break/><text:tab/><text:tab/><text:tab/><text:tab/><text:tab/>g.checkAndPutCaminho($ifs.nrs_ultima_instrucao_in, new ParNrInstrucaoLabel(nr_ult_inst_exp, $ifs.label_in));</text:p>
      <text:p text:style-name="P5"><text:tab/><text:tab/><text:tab/><text:tab/></text:p>
      <text:p text:style-name="P5"><text:tab/><text:tab/><text:tab/><text:tab/><text:tab/>// variavel que sera passada aos blocos para indicar o nodo que sera ligado a primeira instrucao de cada bloco</text:p>
      <text:p text:style-name="P5"><text:tab/><text:tab/><text:tab/><text:tab/><text:tab/>nrs_exp.add(nr_ult_inst_exp);</text:p>
      <text:p text:style-name="P5"><text:tab/><text:tab/><text:tab/><text:tab/></text:p>
      <text:p text:style-name="P5"><text:tab/><text:tab/><text:tab/><text:tab/><text:tab/>// adiciona provisoriamente o nr da expressao. caso exista o bloco else, este é removido ja que a instrucao seguinte, ligar-se-á à última instrucao dos blocos then e else</text:p>
      <text:p text:style-name="P5"><text:tab/><text:tab/><text:tab/><text:tab/><text:tab/>// caso contrario, ligar-se-á à expressão e ao bloco then.</text:p>
      <text:p text:style-name="P5"><text:tab/><text:tab/><text:tab/><text:tab/><text:tab/>nrs_out.add(nr_ult_inst_exp);</text:p>
      <text:p text:style-name="P5"><text:tab/><text:tab/><text:tab/><text:tab/>}</text:p>
      <text:p text:style-name="P5">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5"><text:tab/><text:tab/>a=bloco[g, nrs_exp, "T"] </text:p>
      <text:p text:style-name="P5"><text:tab/><text:tab/>{</text:p>
      <text:p text:style-name="P5"><text:tab/><text:tab/><text:tab/>g = $a.g_out; </text:p>
      <text:p text:style-name="P5"><text:tab/><text:tab/><text:tab/>// adiciona os nrs das utlimas instrucoes deste bloco</text:p>
      <text:p text:style-name="P5"><text:tab/><text:tab/><text:tab/>nrs_out.addAll($a.nrs_ultima_instrucao_out);</text:p>
      <text:p text:style-name="P5"><text:tab/><text:tab/>} </text:p>
      <text:p text:style-name="P5">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5"><text:tab/><text:tab/>(b=bloco[g, nrs_exp, "F"] </text:p>
      <text:p text:style-name="P5"><text:tab/><text:tab/><text:tab/>{ </text:p>
      <text:p text:style-name="P5"><text:tab/><text:tab/><text:tab/><text:tab/>g = $b.g_out; </text:p>
      <text:p text:style-name="P5"><text:tab/><text:tab/><text:tab/><text:tab/>// remove o nr da expressao adicionado provisoriamente</text:p>
      <text:p text:style-name="P5"><text:tab/><text:tab/><text:tab/><text:tab/>nrs_out.remove(nr_ult_inst_exp);</text:p>
      <text:p text:style-name="P5"><text:tab/><text:tab/><text:tab/><text:tab/>// adiciona os nrs das utlimas instrucoes deste bloco</text:p>
      <text:p text:style-name="P5"><text:tab/><text:tab/><text:tab/><text:tab/>nrs_out.addAll($b.nrs_ultima_instrucao_out); </text:p>
      <text:p text:style-name="P5"><text:tab/><text:tab/><text:tab/>} )?</text:p>
      <text:p text:style-name="P5"><text:tab/><text:tab/>)</text:p>
      <text:p text:style-name="P5"><text:tab/><text:tab/>{</text:p>
      <text:p text:style-name="P5"><text:soft-page-break/><text:tab/><text:tab/><text:tab/>$ifs.nrs_ultima_instrucao_out = nrs_out;</text:p>
      <text:p text:style-name="P5"><text:tab/><text:tab/><text:tab/>$ifs.g_out = g;</text:p>
      <text:p text:style-name="P5"><text:tab/><text:tab/><text:tab/>$ifs.label_out = "";</text:p>
      <text:p text:style-name="P5"><text:tab/><text:tab/><text:tab/></text:p>
      <text:p text:style-name="P1"><text:tab/><text:tab/>}</text:p>
      <text:p text:style-name="P5"><text:tab/>;</text:p>
      <text:p text:style-name="P5"/>
      <text:p text:style-name="P5">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5"><text:tab/>whiles</text:p>
      <text:p text:style-name="P5"><text:tab/><text:tab/>: ^(WHILE expr bloco)</text:p>
      <text:p text:style-name="P5"><text:tab/><text:tab/>;</text:p>
      <text:p text:style-name="P5">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5"><text:tab/>whiles [Grafo g_in, TreeSet&lt;Integer&gt; nrs_ultima_instrucao_in, String label_in] returns [Grafo g_out, TreeSet&lt;Integer&gt; nrs_ultima_instrucao_out, String label_out]</text:p>
      <text:p text:style-name="P5"><text:tab/>@init {</text:p>
      <text:p text:style-name="P5"><text:tab/><text:tab/>Grafo g = $whiles.g_in;</text:p>
      <text:p text:style-name="P5"><text:tab/><text:tab/>int nr_ult_inst_exp = -1;</text:p>
      <text:p text:style-name="P5"><text:tab/><text:tab/>TreeSet&lt;Integer&gt; nrs_exp = new TreeSet&lt;Integer&gt;();</text:p>
      <text:p text:style-name="P5"><text:tab/>}</text:p>
      <text:p text:style-name="P5"><text:tab/><text:tab/>:<text:tab/> ^(WHILE expr</text:p>
      <text:p text:style-name="P5"><text:tab/><text:tab/><text:tab/>{</text:p>
      <text:p text:style-name="P5"><text:tab/><text:tab/><text:tab/><text:tab/>// cria nodo no grafo e guarda o nr da instrucao</text:p>
      <text:p text:style-name="P5"><text:tab/><text:tab/><text:tab/><text:tab/>nr_ult_inst_exp = g.putNodo(new Instrucao($WHILE.text + "(" + $expr.instrucao + ")", null, null));</text:p>
      <text:p text:style-name="P5"><text:tab/><text:tab/><text:tab/><text:tab/></text:p>
      <text:p text:style-name="P5"><text:tab/><text:tab/><text:tab/><text:tab/>// verifica se existem instrucoes anteriormente executadas e conecta essas instrucoes à nova instrucao (expressao)</text:p>
      <text:p text:style-name="P5"><text:tab/><text:tab/><text:tab/><text:tab/>g.checkAndPutCaminho($whiles.nrs_ultima_instrucao_in, new ParNrInstrucaoLabel(nr_ult_inst_exp, $whiles.label_in));</text:p>
      <text:p text:style-name="P5"><text:tab/><text:tab/><text:tab/><text:tab/></text:p>
      <text:p text:style-name="P5"><text:tab/><text:tab/><text:tab/><text:tab/>// variavel que sera passada ao bloco para indicar o nodo que sera ligado a <text:soft-page-break/>primeira instrucao do bloco</text:p>
      <text:p text:style-name="P5"><text:tab/><text:tab/><text:tab/><text:tab/>nrs_exp.add(nr_ult_inst_exp);</text:p>
      <text:p text:style-name="P5"><text:tab/><text:tab/><text:tab/>}</text:p>
      <text:p text:style-name="P5">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5">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5"/>
      <text:p text:style-name="P5">Desta forma, apresentámos a implementação da solução encontrada para construir um ou mais CFG a partir de um programa Cmb.</text:p>
      <text:p text:style-name="P5">A Tree Grammar completa (CmbTGCFG.g) pode ser consultada em anexo.</text:p>
      <text:p text:style-name="P5"/>
      <text:p text:style-name="P5"/>
      <text:h text:style-name="P20"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6">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6">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3"/>
      <text:p text:style-name="P3">Vamos dividir a explicação da nossa estratégia em duas partes, correspondentes à implementação das dependências de controlo e dependências de dados.</text:p>
      <text:p text:style-name="P4">Dependências de controlo</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No final da execução da TG um TreeMap contendo um mapeamento entre o identificador de uma função e o respetivo grafo PDG é retornado à Interface Java (esta será explicada posteriormente).</text:p>
      <text:p text:style-name="P3"/>
      <text:p text:style-name="P3">A implementação das ações associadas à deteção de dependências de controlo, por ser semelhante à do CFG, não será ilustrada. A Tree Grammar pode ser consultada em anexo.</text:p>
      <text:p text:style-name="P3"/>
      <text:p text:style-name="P4">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795472923" text:style-name="L2">
        <text:list-item>
          <text:p text:style-name="P14">Para cada instrução visitada, uma procura de dependências de dados é iniciada a partir dessa instrução comparando com outras instruções antecedentes;</text:p>
        </text:list-item>
      </text:list>
      <text:list xml:id="list1945664187" text:style-name="L3">
        <text:list-item>
          <text:p text:style-name="P15">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si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feita na secção seguinte.</text:p>
      <text:p text:style-name="P3"/>
      <text:h text:style-name="P21" text:outline-level="4">Deteção de dependências de dados</text:h>
      <text:p text:style-name="P3">Nesta secção explicaremos os métodos de deteção de dependências de dados criados. Tal como foi dito na secção anterior, existem dois métodos que são chamados na Tree Grammar, um método (X) que deteta as dependências para instruções fora de um ciclo while e um método (Y) para instruções dentro de um ciclo while.</text:p>
      <text:p text:style-name="P3">Para cada um dos métodos foram identificados vários cenários que, isolados, conseguem detetar dependências apenas em determinadas circunstâncias. Estes cenários representam uma possível dependência entre duas instruções A e B, sendo que uma variável referenciada em B pode depender de uma definida em A. </text:p>
      <text:p text:style-name="P3">Os cenários para o método X são:</text:p>
      <text:list xml:id="list1506633756" text:style-name="L4">
        <text:list-item>
          <text:p text:style-name="P17"><text:span text:style-name="T4">B encontra-se fora de uma estrutura if, ou seja, não se encontra num bloco then ou else</text:span></text:p>
        </text:list-item>
        <text:list-item>
          <text:p text:style-name="P16"><text:span text:style-name="T3">B pertence a um bloco then</text:span></text:p>
        </text:list-item>
        <text:list-item>
          <text:p text:style-name="P16"><text:span text:style-name="T3">B pertence a um bloco else</text:span></text:p>
        </text:list-item>
      </text:list>
      <text:p text:style-name="P1"><text:span text:style-name="T3">Os cenários mencionados são conjugados com um dos cenários seguintes:</text:span></text:p>
      <text:list xml:id="list1774163259" text:continue-numbering="true" text:style-name="L4">
        <text:list-item>
          <text:p text:style-name="P16"><text:span text:style-name="T3">A pertence ao corpo da função (não pertence a nenhum tipo de bloco)</text:span></text:p>
        </text:list-item>
        <text:list-item>
          <text:p text:style-name="P16"><text:span text:style-name="T3">A pertence a um ciclo while</text:span></text:p>
        </text:list-item>
        <text:list-item>
          <text:p text:style-name="P16"><text:span text:style-name="T3">A pertence a um bloco then</text:span></text:p>
        </text:list-item>
        <text:list-item>
          <text:p text:style-name="P16"><text:span text:style-name="T3">A pertence a um bloco else</text:span></text:p>
        </text:list-item>
      </text:list>
      <text:p text:style-name="P1"><text:span text:style-name="T3"/></text:p>
      <text:p text:style-name="P1"><text:span text:style-name="T3">O método invocado na TG recebe como parâmetro a instrução B, e para cada variável referenciada em B inicia a procura de dependências de dados percorrendo as instruções precedentes, para isso invocando o método com o mesmo identificador mas com variáveis diferentes (princípio do polimorfismo). Estas variáveis são, pela ordem respetiva, o número da instrução cuja variável definida </text:span><text:soft-page-break/><text:span text:style-name="T3">está a ser comparada, o número da instrução sobre a qual se está a procurar dependências, a variável sobre a qual se está a procurar dependências e uma variável de controlo. <text:s/>O método invocado na TG implementado em Java é:</text:span></text:p>
      <text:p text:style-name="Text_20_body"><text:span text:style-name="T5"><text:tab/></text:span><text:span text:style-name="T7">public</text:span><text:span text:style-name="T9"> </text:span><text:span text:style-name="T7">void</text:span><text:span text:style-name="T9"> checkDependenciasDados(</text:span><text:span text:style-name="T7">int</text:span><text:span text:style-name="T9"> nr_instrucao){</text:span></text:p>
      <text:p text:style-name="P7"><text:span text:style-name="T8"><text:tab/><text:tab/>Instrucao i = </text:span><text:span text:style-name="T6">this</text:span><text:span text:style-name="T8">.getNodos().get(nr_instrucao);</text:span></text:p>
      <text:p text:style-name="P8"><text:tab/><text:tab/></text:p>
      <text:p text:style-name="P7"><text:span text:style-name="T8"><text:tab/><text:tab/></text:span><text:span text:style-name="T11">// para cada variavel referenciada na instrucao passada por parametro </text:span></text:p>
      <text:p text:style-name="P7"><text:span text:style-name="T8"><text:tab/><text:tab/></text:span><text:span text:style-name="T6">for</text:span><text:span text:style-name="T8"> (String var_ref : i.getVariaveis_referenciadas()){</text:span></text:p>
      <text:p text:style-name="P7"><text:span text:style-name="T8"><text:tab/><text:tab/><text:tab/></text:span><text:span text:style-name="T6">boolean</text:span><text:span text:style-name="T8"> dep_encontrada = </text:span><text:span text:style-name="T6">false</text:span><text:span text:style-name="T8">;</text:span></text:p>
      <text:p text:style-name="P7"><text:span text:style-name="T8"><text:tab/><text:tab/><text:tab/></text:span><text:span text:style-name="T6">boolean</text:span><text:span text:style-name="T8"> procurar_fora_bloco = </text:span><text:span text:style-name="T6">false</text:span><text:span text:style-name="T8">;</text:span></text:p>
      <text:p text:style-name="P7"><text:span text:style-name="T8"><text:tab/><text:tab/><text:tab/></text:span><text:span text:style-name="T11">// inicia a procura a partir da instrucao imediatamente anterior à instrucao nr_instrucao</text:span></text:p>
      <text:p text:style-name="P7"><text:span text:style-name="T8"><text:tab/><text:tab/><text:tab/></text:span><text:span text:style-name="T6">int</text:span><text:span text:style-name="T8"> inst_comp = nr_instrucao-1;</text:span></text:p>
      <text:p text:style-name="P7"><text:span text:style-name="T8"><text:tab/><text:tab/><text:tab/></text:span><text:span text:style-name="T11">// procura enquanto nenhuma dependência for encontrada, ou até todas as instruções da função tiverem sido comparadas</text:span></text:p>
      <text:p text:style-name="P7"><text:span text:style-name="T8"><text:tab/><text:tab/><text:tab/></text:span><text:span text:style-name="T6">while</text:span><text:span text:style-name="T8"> (!dep_encontrada &amp;&amp; inst_comp&gt;=0) {</text:span></text:p>
      <text:p text:style-name="P8"><text:tab/><text:tab/><text:tab/><text:tab/>ParDependenciaInstrucao p = checkDependenciasDados(inst_comp, nr_instrucao, var_ref, procurar_fora_bloco);</text:p>
      <text:p text:style-name="P8"><text:tab/><text:tab/><text:tab/><text:tab/>dep_encontrada = p.isExiste_dependencia();</text:p>
      <text:p text:style-name="P8"><text:tab/><text:tab/><text:tab/><text:tab/>inst_comp = p.getInstrucao_seguinte();</text:p>
      <text:p text:style-name="P8"><text:tab/><text:tab/><text:tab/><text:tab/>procurar_fora_bloco = p.isProcurar_fora_bloco();</text:p>
      <text:p text:style-name="P7"><text:span text:style-name="T8"><text:tab/><text:tab/><text:tab/>}</text:span></text:p>
      <text:p text:style-name="P8"><text:tab/><text:tab/>}</text:p>
      <text:p text:style-name="P9"><text:span text:style-name="T10"><text:tab/>}</text:span></text:p>
      <text:p text:style-name="P1"><text:span text:style-name="T3"/></text:p>
      <text:p text:style-name="P1"><text:span text:style-name="T3">E o método de deteção de dependência de dados entre duas instruções, com base nos cenários mencionados, fica com a seguinte estrutura:</text:span></text:p>
      <text:p text:style-name="Text_20_body"><text:span text:style-name="T5"><text:tab/></text:span><text:span text:style-name="T7">public</text:span><text:span text:style-name="T9"> ParDependenciaInstrucao checkDependenciasDados(</text:span><text:span text:style-name="T7">int</text:span><text:span text:style-name="T9"> nodo_anterior, </text:span><text:span text:style-name="T7">int</text:span><text:span text:style-name="T9"> nodo_posterior, String var_ref, </text:span><text:span text:style-name="T7">boolean</text:span><text:span text:style-name="T9"> </text:span><text:span text:style-name="T13">procurar_fora_bloco</text:span><text:span text:style-name="T9">){</text:span></text:p>
      <text:p text:style-name="P7"><text:span text:style-name="T8"><text:tab/><text:tab/>Instrucao i = </text:span><text:span text:style-name="T6">this</text:span><text:span text:style-name="T8">.getNodos().get(nodo_anterior);</text:span></text:p>
      <text:p text:style-name="P7"><text:span text:style-name="T8"><text:tab/><text:tab/>Instrucao i_post = </text:span><text:span text:style-name="T6">this</text:span><text:span text:style-name="T8">.getNodos().get(nodo_posterior);</text:span></text:p>
      <text:p text:style-name="P8"><text:tab/><text:tab/></text:p>
      <text:p text:style-name="P8"><text:tab/><text:tab/></text:p>
      <text:p text:style-name="P7"><text:span text:style-name="T8"><text:tab/><text:tab/></text:span><text:span text:style-name="T11">// CENARIO - 1</text:span></text:p>
      <text:p text:style-name="P7"><text:span text:style-name="T8"><text:tab/><text:tab/></text:span><text:span text:style-name="T6">if</text:span><text:span text:style-name="T8"> ((!i_post.getBloco_if().equals(</text:span><text:span text:style-name="T12">"THEN"</text:span><text:span text:style-name="T8">) &amp;&amp; !i_post.getBloco_if().equals(</text:span><text:span text:style-name="T12">"ELSE"</text:span><text:span text:style-name="T8">)) || procurar_fora_bloco) {</text:span></text:p>
      <text:p text:style-name="P8"><text:tab/><text:tab/></text:p>
      <text:p text:style-name="P7"><text:span text:style-name="T8"><text:tab/><text:tab/><text:tab/></text:span><text:span text:style-name="T11">// CENARIO - 5</text:span></text:p>
      <text:p text:style-name="P7"><text:span text:style-name="T8"><text:tab/><text:tab/><text:tab/></text:span><text:span text:style-name="T6">if</text:span><text:span text:style-name="T8"> (i.getContexto().equals(</text:span><text:span text:style-name="T12">"WHILE"</text:span><text:span text:style-name="T8">)){ ... }</text:span></text:p>
      <text:p text:style-name="P7"><text:span text:style-name="T8"><text:tab/><text:tab/><text:tab/></text:span><text:span text:style-name="T11">// CENARIO - 4</text:span></text:p>
      <text:p text:style-name="P7"><text:span text:style-name="T8"><text:tab/><text:tab/><text:tab/></text:span><text:span text:style-name="T6">else</text:span><text:span text:style-name="T8"> </text:span><text:span text:style-name="T6">if</text:span><text:span text:style-name="T8"> (!i.getBloco_if().equals(</text:span><text:span text:style-name="T12">"THEN"</text:span><text:span text:style-name="T8">) &amp;&amp; !i.getBloco_if().equals(</text:span><text:span text:style-name="T12">"ELSE"</text:span><text:span text:style-name="T8">)) { ... }</text:span></text:p>
      <text:p text:style-name="P7"><text:span text:style-name="T8"><text:tab/><text:tab/><text:tab/></text:span><text:span text:style-name="T11">// CENARIO - 7</text:span></text:p>
      <text:p text:style-name="P7"><text:span text:style-name="T8"><text:tab/><text:tab/><text:tab/></text:span><text:span text:style-name="T6">else</text:span><text:span text:style-name="T8"> </text:span><text:span text:style-name="T6">if</text:span><text:span text:style-name="T8"> (i.getBloco_if().equals(</text:span><text:span text:style-name="T12">"ELSE"</text:span><text:span text:style-name="T8">)) { ... }</text:span></text:p>
      <text:p text:style-name="P7"><text:span text:style-name="T8"><text:tab/><text:tab/><text:tab/></text:span><text:span text:style-name="T11">// CENARIO - 6</text:span></text:p>
      <text:p text:style-name="P7"><text:span text:style-name="T8"><text:tab/><text:tab/><text:tab/></text:span><text:span text:style-name="T6">else</text:span><text:span text:style-name="T8"> </text:span><text:span text:style-name="T6">if</text:span><text:span text:style-name="T8"> (i.getBloco_if().equals(</text:span><text:span text:style-name="T12">"THEN"</text:span><text:span text:style-name="T8">)) { ... }</text:span></text:p>
      <text:p text:style-name="P8"><text:tab/><text:tab/>}</text:p>
      <text:p text:style-name="P7"><text:span text:style-name="T8"><text:tab/><text:tab/></text:span><text:span text:style-name="T11">// CENARIO - 3</text:span></text:p>
      <text:p text:style-name="P7"><text:span text:style-name="T8"><text:tab/><text:tab/></text:span><text:span text:style-name="T6">else</text:span><text:span text:style-name="T8"> </text:span><text:span text:style-name="T6">if</text:span><text:span text:style-name="T8"> (i_post.getBloco_if().equals(</text:span><text:span text:style-name="T12">"ELSE"</text:span><text:span text:style-name="T8">)) { ... }</text:span></text:p>
      <text:p text:style-name="P7"><text:span text:style-name="T8"><text:tab/><text:tab/></text:span><text:span text:style-name="T11">// CENARIO - 2</text:span></text:p>
      <text:p text:style-name="P7"><text:span text:style-name="T8"><text:tab/><text:tab/></text:span><text:span text:style-name="T6">else</text:span><text:span text:style-name="T8"> </text:span><text:span text:style-name="T6">if</text:span><text:span text:style-name="T8"> (i_post.getBloco_if().equals(</text:span><text:span text:style-name="T12">"THEN"</text:span><text:span text:style-name="T8">)) { ... }</text:span></text:p>
      <text:p text:style-name="P9"><text:span text:style-name="T10"><text:tab/>}</text:span></text:p>
      <text:p text:style-name="P3"/>
      <text:p text:style-name="P1"><text:soft-page-break/>De seguida, para cada cenário vamos explicitar o que acontece, deixando os detalhes de implementação para consulta do código em anexo.</text:p>
      <text:p text:style-name="P1">No cenário 5 (<text:span text:style-name="T3">A pertence a um ciclo while</text:span>) são procuradas dependências nas instruções pertencentes ao bloco while, parando a procura quando uma dependência for encontrada e adicionado-a ao grafo. <text:s/>Uma dependência encontrada apenas num bloco else não implica que a procura pare porque é ainda possível encontrar uma dependência em instruções anteriores, por isso é também feita uma procura no bloco then. Se uma dependência for encontrada tanto no bloco then como no bloco else, então a procura para, porque qualquer instrução anterior à estrutura if não influenciará B, caso contrário continua a procura (este comportamento é o que acontece no cenário 7). Caso se encontre uma dependência apenas no bloco then, a procura não para (este comportamento é o que acontece no cenário 6).</text:p>
      <text:p text:style-name="P1">Independentemente de uma dependência ser encontrada dentro do bloco while, também é iniciada uma procura de dependências a partir da instrução imediatamente anterior ao predicado de controlo do ciclo while.</text:p>
      <text:p text:style-name="P1"/>
      <text:p text:style-name="P1">O cenário 4 (<text:span text:style-name="T3">A pertence ao corpo da função (não pertence a nenhum tipo de bloco)</text:span>) é o mais simples, pois se uma dependência for encontrada esta é inserida no grafo e a procura para.</text:p>
      <text:p text:style-name="P1"/>
      <text:p text:style-name="P1">Os cenários 6 (<text:span text:style-name="T3">A pertence a um bloco then</text:span>) e 7 (<text:span text:style-name="T3">A pertence a um bloco else</text:span>) já foram explicados no cenário 5.</text:p>
      <text:p text:style-name="P1"/>
      <text:p text:style-name="P1">No cenário 3 (<text:span text:style-name="T3">B pertence a um bloco else</text:span>), como a instrução B pertence a um bloco else, nunca poderá depender de uma instrução pertencente ao bloco then desse mesmo if. Por isso, se uma dependência for encontrada dentro do bloco a procura para e a dependência é inserida no grafo, caso contrário a procura continua a partir do predicado de controlo desse if.</text:p>
      <text:p text:style-name="P1"/>
      <text:p text:style-name="P1">O cenário 2 (<text:span text:style-name="T3">B pertence a um bloco then</text:span>) é semelhante ao 3, ou seja, se uma dependência for encontrada no interior do bloco then então a procura para e a dependência é inserida no grafo, caso contrário a procura continua a partir do predicado de controlo desse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8T18:44:45</dc:date>
    <dc:creator>Bruno Azevedo</dc:creator>
    <meta:editing-duration>P1DT1H26M22S</meta:editing-duration>
    <meta:editing-cycles>1102</meta:editing-cycles>
    <meta:document-statistic meta:table-count="0" meta:image-count="0" meta:object-count="0" meta:page-count="21" meta:paragraph-count="454" meta:word-count="6590" meta:character-count="45117"/>
  </office:meta>
</office:document-meta>
</file>